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fill="solid" draw:fill-color="#ffcc99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text-properties fo:font-size="12pt"/>
    </style:style>
    <style:style style:name="P5" style:family="paragraph">
      <style:paragraph-properties fo:text-align="center"/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.244cm" svg:height="1.032cm" svg:x="2.91cm" svg:y="4.048cm">
          <text:p text:style-name="P1">5</text:p>
        </draw:rect>
        <draw:rect draw:style-name="gr1" draw:text-style-name="P2" draw:layer="layout" svg:width="1.244cm" svg:height="1.032cm" svg:x="4.11cm" svg:y="4.048cm">
          <text:p text:style-name="P1">1</text:p>
        </draw:rect>
        <draw:rect draw:style-name="gr1" draw:text-style-name="P2" draw:layer="layout" svg:width="1.244cm" svg:height="1.032cm" svg:x="5.31cm" svg:y="4.048cm">
          <text:p text:style-name="P1">7</text:p>
        </draw:rect>
        <draw:rect draw:style-name="gr1" draw:text-style-name="P2" draw:layer="layout" svg:width="1.244cm" svg:height="1.032cm" svg:x="6.51cm" svg:y="4.048cm">
          <text:p text:style-name="P1">4</text:p>
        </draw:rect>
        <draw:rect draw:style-name="gr1" draw:text-style-name="P2" draw:layer="layout" svg:width="1.244cm" svg:height="1.032cm" svg:x="7.71cm" svg:y="4.048cm">
          <text:p text:style-name="P1">8</text:p>
        </draw:rect>
        <draw:rect draw:style-name="gr2" draw:text-style-name="P1" draw:layer="layout" svg:width="1.244cm" svg:height="1.032cm" svg:x="8.91cm" svg:y="4.048cm">
          <text:p text:style-name="P1">13</text:p>
        </draw:rect>
        <draw:rect draw:style-name="gr2" draw:text-style-name="P1" draw:layer="layout" svg:width="1.244cm" svg:height="1.032cm" svg:x="10.11cm" svg:y="4.048cm">
          <text:p text:style-name="P1">9</text:p>
        </draw:rect>
        <draw:rect draw:style-name="gr2" draw:text-style-name="P1" draw:layer="layout" svg:width="1.244cm" svg:height="1.032cm" svg:x="11.31cm" svg:y="4.048cm">
          <text:p text:style-name="P1">11</text:p>
        </draw:rect>
        <draw:rect draw:style-name="gr2" draw:text-style-name="P1" draw:layer="layout" svg:width="1.244cm" svg:height="1.032cm" svg:x="12.51cm" svg:y="4.048cm">
          <text:p text:style-name="P1">12</text:p>
        </draw:rect>
        <draw:rect draw:style-name="gr2" draw:text-style-name="P1" draw:layer="layout" svg:width="1.244cm" svg:height="1.032cm" svg:x="13.71cm" svg:y="4.048cm">
          <text:p text:style-name="P1">10</text:p>
        </draw:rect>
        <draw:rect draw:style-name="gr2" draw:text-style-name="P1" draw:layer="layout" svg:width="1.244cm" svg:height="1.032cm" svg:x="14.91cm" svg:y="4.048cm">
          <text:p text:style-name="P1">13</text:p>
        </draw:rect>
        <draw:rect draw:style-name="gr2" draw:text-style-name="P1" draw:layer="layout" svg:width="1.244cm" svg:height="1.032cm" svg:x="16.11cm" svg:y="4.048cm">
          <text:p text:style-name="P1">15</text:p>
        </draw:rect>
        <draw:frame draw:style-name="gr3" draw:text-style-name="P4" draw:layer="layout" svg:width="1.785cm" svg:height="0.725cm" svg:x="7.487cm" svg:y="2.038cm">
          <draw:text-box>
            <text:p text:style-name="P3">start=5</text:p>
          </draw:text-box>
        </draw:frame>
        <draw:line draw:style-name="gr4" draw:text-style-name="P5" draw:layer="layout" svg:x1="8.44cm" svg:y1="2.619cm" svg:x2="9.26cm" svg:y2="3.916cm">
          <text:p/>
        </draw:line>
        <draw:frame draw:style-name="gr3" draw:text-style-name="P4" draw:layer="layout" svg:width="1.531cm" svg:height="0.725cm" svg:x="9.388cm" svg:y="2.038cm">
          <draw:text-box>
            <text:p text:style-name="P3">left=9</text:p>
          </draw:text-box>
        </draw:frame>
        <draw:line draw:style-name="gr4" draw:text-style-name="P5" draw:layer="layout" svg:x1="10.341cm" svg:y1="2.619cm" svg:x2="14.261cm" svg:y2="3.836cm">
          <text:p/>
        </draw:line>
        <draw:frame draw:style-name="gr3" draw:text-style-name="P4" draw:layer="layout" svg:width="1.78cm" svg:height="0.725cm" svg:x="15.689cm" svg:y="2.038cm">
          <draw:text-box>
            <text:p text:style-name="P3">right=9</text:p>
          </draw:text-box>
        </draw:frame>
        <draw:line draw:style-name="gr4" draw:text-style-name="P5" draw:layer="layout" svg:x1="16.642cm" svg:y1="2.619cm" svg:x2="14.34cm" svg:y2="3.8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Unix OpenOffice.org_project/680m6$Build-9095</meta:generator>
    <meta:initial-creator>James Plank</meta:initial-creator>
    <meta:creation-date>2007-07-27T12:39:57</meta:creation-date>
    <dc:creator>James Plank</dc:creator>
    <dc:date>2008-02-21T17:00:19</dc:date>
    <dc:language>en-US</dc:language>
    <meta:editing-cycles>15</meta:editing-cycles>
    <meta:editing-duration>PT3H38M6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